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633cm" fo:min-width="3.682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634cm" fo:min-width="3.682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objectwithoutfill">
      <style:graphic-properties draw:stroke="dash" draw:stroke-dash="Dashed_20__28_var_29_" svg:stroke-width="0.1cm" draw:marker-start-width="0.35cm" draw:marker-end="Arrow" draw:marker-end-width="0.45cm" draw:fill="solid" draw:textarea-vertical-align="middle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draw:stroke="dash" draw:stroke-dash="Dashed_20__28_var_29_" svg:stroke-width="0.1cm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2" draw:layer="layout" svg:width="4.182cm" svg:height="0.883cm" svg:x="2.573cm" svg:y="2.188cm">
            <text:p text:style-name="P1"><text:span text:style-name="T1">Us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2.573cm" svg:y="3.071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2.573cm" svg:y="3.955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style-name="gr1" draw:text-style-name="P2" draw:layer="layout" svg:width="4.182cm" svg:height="0.883cm" svg:x="15.413cm" svg:y="19.014cm">
            <text:p text:style-name="P1"><text:span text:style-name="T1">Stati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15.413cm" svg:y="19.89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5.413cm" svg:y="20.781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1" draw:text-style-name="P2" draw:layer="layout" svg:width="4.182cm" svg:height="0.883cm" svg:x="3.482cm" svg:y="6.398cm">
            <text:p text:style-name="P1"><text:span text:style-name="T1">Network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3.482cm" svg:y="7.281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3.482cm" svg:y="8.164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8" draw:id="id8">
          <draw:custom-shape draw:style-name="gr1" draw:text-style-name="P2" draw:layer="layout" svg:width="4.182cm" svg:height="0.883cm" svg:x="12.518cm" svg:y="14.514cm">
            <text:p text:style-name="P1"><text:span text:style-name="T1">Lin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2.518cm" svg:y="15.39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12.518cm" svg:y="16.28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2" draw:text-style-name="P2" draw:layer="layout" svg:width="4.182cm" svg:height="0.884cm" svg:x="12.518cm" svg:y="10.433cm">
            <text:p text:style-name="P1"><text:span text:style-name="T1">Gam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2.518cm" svg:y="11.31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2.518cm" svg:y="12.2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1" draw:text-style-name="P2" draw:layer="layout" svg:width="4.182cm" svg:height="0.883cm" svg:x="10.236cm" svg:y="2.1cm">
            <text:p text:style-name="P1"><text:span text:style-name="T1">Team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0.236cm" svg:y="2.983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10.236cm" svg:y="3.866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5" draw:id="id5">
          <draw:custom-shape draw:style-name="gr1" draw:text-style-name="P2" draw:layer="layout" svg:width="4.182cm" svg:height="0.883cm" svg:x="3.482cm" svg:y="10.414cm">
            <text:p text:style-name="P1"><text:span text:style-name="T3">Game</text:span><text:span text:style-name="T1">Templat</text:span><text:span text:style-name="T1">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3.482cm" svg:y="11.29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3.482cm" svg:y="12.18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6" draw:id="id6">
          <draw:custom-shape draw:style-name="gr1" draw:text-style-name="P2" draw:layer="layout" svg:width="4.182cm" svg:height="0.883cm" svg:x="2.4cm" svg:y="14.5cm">
            <text:p text:style-name="P1"><text:span text:style-name="T1">LineTemplat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2.4cm" svg:y="15.383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2.4cm" svg:y="16.266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7" draw:id="id7">
          <draw:custom-shape draw:style-name="gr2" draw:text-style-name="P2" draw:layer="layout" svg:width="4.182cm" svg:height="0.884cm" svg:x="2.391cm" svg:y="19.05cm">
            <text:p text:style-name="P1"><text:span text:style-name="T1">PlaceTemplat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2.391cm" svg:y="19.934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2.391cm" svg:y="20.817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9" draw:id="id9">
          <draw:custom-shape draw:style-name="gr1" draw:text-style-name="P2" draw:layer="layout" svg:width="4.182cm" svg:height="0.883cm" svg:x="10.036cm" svg:y="19.006cm">
            <text:p text:style-name="P1"><text:span text:style-name="T1">LineLocation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0.036cm" svg:y="19.889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0.036cm" svg:y="20.772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10" draw:id="id10">
          <draw:custom-shape draw:style-name="gr1" draw:text-style-name="P2" draw:layer="layout" svg:width="4.182cm" svg:height="0.883cm" svg:x="10.073cm" svg:y="22.71cm">
            <text:p text:style-name="P1"><text:span text:style-name="T1">Trai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10.073cm" svg:y="23.593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0.073cm" svg:y="24.477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3" draw:layer="layout" draw:type="line" svg:x1="6.755cm" svg:y1="3.513cm" svg:x2="10.236cm" svg:y2="3.425cm" draw:start-shape="id1" draw:start-glue-point="1" draw:end-shape="id2" draw:end-glue-point="3" svg:d="M6755 3513l3481-88" svg:viewBox="0 0 3482 89">
          <text:p/>
        </draw:connector>
        <draw:connector draw:style-name="gr3" draw:text-style-name="P3" draw:layer="layout" draw:type="line" svg:x1="12.327cm" svg:y1="4.75cm" svg:x2="5.573cm" svg:y2="6.398cm" draw:start-shape="id2" draw:start-glue-point="2" draw:end-shape="id3" draw:end-glue-point="0" svg:d="M12327 4750l-6754 1648" svg:viewBox="0 0 6755 1649">
          <text:p/>
        </draw:connector>
        <draw:connector draw:style-name="gr3" draw:text-style-name="P3" draw:layer="layout" draw:type="line" svg:x1="12.327cm" svg:y1="4.75cm" svg:x2="14.609cm" svg:y2="10.433cm" draw:start-shape="id2" draw:start-glue-point="2" draw:end-shape="id4" draw:end-glue-point="0" svg:d="M12327 4750l2282 5683" svg:viewBox="0 0 2283 5684">
          <text:p/>
        </draw:connector>
        <draw:connector draw:style-name="gr3" draw:text-style-name="P3" draw:layer="layout" draw:type="line" svg:x1="5.573cm" svg:y1="9.047cm" svg:x2="5.573cm" svg:y2="10.414cm" draw:start-shape="id3" draw:start-glue-point="2" draw:end-shape="id5" draw:end-glue-point="0" svg:d="M5573 9047v1367" svg:viewBox="0 0 1 1368">
          <text:p/>
        </draw:connector>
        <draw:connector draw:style-name="gr3" draw:text-style-name="P3" draw:layer="layout" svg:x1="3.482cm" svg:y1="7.722cm" svg:x2="2.4cm" svg:y2="15.824cm" draw:start-shape="id3" draw:start-glue-point="3" draw:end-shape="id6" draw:end-glue-point="3" svg:d="M3482 7722h-1583v8102h501" svg:viewBox="0 0 1584 8103">
          <text:p/>
        </draw:connector>
        <draw:connector draw:style-name="gr3" draw:text-style-name="P3" draw:layer="layout" draw:type="line" svg:x1="4.491cm" svg:y1="17.149cm" svg:x2="4.482cm" svg:y2="19.05cm" draw:start-shape="id6" draw:start-glue-point="2" draw:end-shape="id7" draw:end-glue-point="0" svg:d="M4491 17149l-9 1901" svg:viewBox="0 0 10 1902">
          <text:p/>
        </draw:connector>
        <draw:connector draw:style-name="gr4" draw:text-style-name="P5" draw:layer="layout" draw:type="line" svg:x1="7.664cm" svg:y1="11.738cm" svg:x2="12.518cm" svg:y2="11.758cm" draw:start-shape="id5" draw:start-glue-point="1" draw:end-shape="id4" draw:end-glue-point="3" svg:d="M7664 11738l4854 20" svg:viewBox="0 0 4855 21">
          <text:p text:style-name="P4"><text:span text:style-name="T4">Instantiates</text:span></text:p>
        </draw:connector>
        <draw:connector draw:style-name="gr3" draw:text-style-name="P3" draw:layer="layout" draw:type="line" svg:x1="14.609cm" svg:y1="13.083cm" svg:x2="14.609cm" svg:y2="14.514cm" draw:start-shape="id4" draw:start-glue-point="2" draw:end-shape="id8" draw:end-glue-point="0" svg:d="M14609 13083v1431" svg:viewBox="0 0 1 1432">
          <text:p/>
        </draw:connector>
        <draw:connector draw:style-name="gr3" draw:text-style-name="P3" draw:layer="layout" draw:type="line" svg:x1="14.609cm" svg:y1="17.164cm" svg:x2="12.127cm" svg:y2="19.006cm" draw:start-shape="id8" draw:start-glue-point="2" draw:end-shape="id9" draw:end-glue-point="0" svg:d="M14609 17164l-2482 1842" svg:viewBox="0 0 2483 1843">
          <text:p/>
        </draw:connector>
        <draw:connector draw:style-name="gr3" draw:text-style-name="P3" draw:layer="layout" draw:type="line" svg:x1="12.127cm" svg:y1="21.655cm" svg:x2="12.164cm" svg:y2="22.71cm" draw:start-shape="id9" draw:start-glue-point="2" draw:end-shape="id10" draw:end-glue-point="0" svg:d="M12127 21655l37 1055" svg:viewBox="0 0 38 1056">
          <text:p/>
        </draw:connector>
        <draw:connector draw:style-name="gr5" draw:text-style-name="P3" draw:layer="layout" draw:type="line" svg:x1="6.573cm" svg:y1="20.375cm" svg:x2="10.036cm" svg:y2="20.33cm" draw:start-shape="id7" draw:start-glue-point="1" draw:end-shape="id9" draw:end-glue-point="3" svg:d="M6573 20375l3463-45" svg:viewBox="0 0 3464 46">
          <text:p/>
        </draw:connector>
        <draw:connector draw:style-name="gr5" draw:text-style-name="P3" draw:layer="layout" draw:type="line" svg:x1="14.218cm" svg:y1="20.33cm" svg:x2="15.413cm" svg:y2="20.339cm" draw:start-shape="id9" draw:start-glue-point="1" draw:end-shape="id11" draw:end-glue-point="3" svg:d="M14218 20330l1195 9" svg:viewBox="0 0 1196 10">
          <text:p/>
        </draw:connector>
        <draw:connector draw:style-name="gr5" draw:text-style-name="P3" draw:layer="layout" draw:type="line" svg:x1="6.582cm" svg:y1="15.824cm" svg:x2="12.518cm" svg:y2="15.839cm" draw:start-shape="id6" draw:start-glue-point="1" draw:end-shape="id8" draw:end-glue-point="3" svg:d="M6582 15824l5936 15" svg:viewBox="0 0 5937 16">
          <text:p/>
        </draw:connector>
        <draw:connector draw:style-name="gr3" draw:text-style-name="P3" draw:layer="layout" draw:type="line" svg:x1="14.609cm" svg:y1="17.164cm" svg:x2="17.504cm" svg:y2="19.014cm" draw:start-shape="id8" draw:start-glue-point="2" draw:end-shape="id11" draw:end-glue-point="0" svg:d="M14609 17164l2895 1850" svg:viewBox="0 0 2896 1851">
          <text:p/>
        </draw:connector>
        <draw:connector draw:style-name="gr3" draw:text-style-name="P3" draw:layer="layout" draw:line-skew="1.199cm" svg:x1="14.418cm" svg:y1="3.425cm" svg:x2="16.7cm" svg:y2="15.839cm" draw:start-shape="id2" draw:start-glue-point="1" draw:end-shape="id8" draw:end-glue-point="1" svg:d="M14418 3425h3982v12414h-1700" svg:viewBox="0 0 3983 12415">
          <text:p/>
        </draw:connector>
      </draw:page>
      <draw:page draw:name="page2" draw:style-name="dp1" draw:master-page-name="Default">
        <draw:frame draw:style-name="gr6" draw:text-style-name="P6" draw:layer="layout" svg:width="3.8cm" svg:height="0.962cm" svg:x="3.3cm" svg:y="1.7cm">
          <draw:text-box>
            <text:p><text:span text:style-name="T5">Incidents</text:span></text:p>
          </draw:text-box>
        </draw:frame>
        <draw:g xml:id="id13" draw:id="id13">
          <draw:custom-shape draw:style-name="gr1" draw:text-style-name="P2" draw:layer="layout" svg:width="4.182cm" svg:height="0.883cm" svg:x="3.173cm" svg:y="7.987cm">
            <text:p text:style-name="P1"><text:span text:style-name="T1">IncidentTyp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3.173cm" svg:y="8.8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3.173cm" svg:y="9.754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14" draw:id="id14">
          <draw:custom-shape draw:style-name="gr1" draw:text-style-name="P2" draw:layer="layout" svg:width="4.182cm" svg:height="0.883cm" svg:x="3.573cm" svg:y="15.787cm">
            <text:p text:style-name="P1"><text:span text:style-name="T1">Respons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3.573cm" svg:y="16.6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3.573cm" svg:y="17.554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16" draw:id="id16">
          <draw:custom-shape draw:style-name="gr1" draw:text-style-name="P2" draw:layer="layout" svg:width="4.182cm" svg:height="0.883cm" svg:x="12.473cm" svg:y="11.687cm">
            <text:p text:style-name="P1"><text:span text:style-name="T1">Inciden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12.473cm" svg:y="12.5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12.473cm" svg:y="13.454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g xml:id="id17" draw:id="id17">
          <draw:custom-shape draw:style-name="gr1" draw:text-style-name="P2" draw:layer="layout" svg:width="4.182cm" svg:height="0.883cm" svg:x="4.173cm" svg:y="11.787cm">
            <text:p text:style-name="P1"><text:span text:style-name="T1">Impac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82cm" svg:height="0.884cm" svg:x="4.173cm" svg:y="12.67cm">
            <text:p text:style-name="P1"><text:span text:style-name="T2">(data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82cm" svg:height="0.883cm" svg:x="4.173cm" svg:y="13.554cm">
            <text:p text:style-name="P1"><text:span text:style-name="T2">(methods)</text:span></text:p>
            <draw:enhanced-geometry svg:viewBox="0 0 21600 21600" draw:type="rectangle" draw:enhanced-path="M 0 0 L 21600 0 21600 21600 0 21600 0 0 Z N"/>
          </draw:custom-shape>
        </draw:g>
        <draw:frame draw:style-name="gr6" draw:text-style-name="P7" xml:id="id12" draw:id="id12" draw:layer="layout" svg:width="3.8cm" svg:height="1.673cm" svg:x="3.3cm" svg:y="5cm">
          <draw:text-box>
            <text:p text:style-name="P4">(Network,</text:p>
            <text:p text:style-name="P4">Game)</text:p>
          </draw:text-box>
        </draw:frame>
        <draw:frame draw:style-name="gr6" draw:text-style-name="P7" xml:id="id15" draw:id="id15" draw:layer="layout" svg:width="3.8cm" svg:height="0.962cm" svg:x="12.7cm" svg:y="7cm">
          <draw:text-box>
            <text:p text:style-name="P4">Line</text:p>
          </draw:text-box>
        </draw:frame>
        <draw:connector draw:style-name="gr3" draw:text-style-name="P3" draw:layer="layout" draw:type="line" svg:x1="5.2cm" svg:y1="6.673cm" svg:x2="5.264cm" svg:y2="7.987cm" draw:start-shape="id12" draw:start-glue-point="2" draw:end-shape="id13" draw:end-glue-point="0" svg:d="M5200 6673l64 1314" svg:viewBox="0 0 65 1315">
          <text:p/>
        </draw:connector>
        <draw:connector draw:style-name="gr3" draw:text-style-name="P3" draw:layer="layout" draw:line-skew="-0.7cm" svg:x1="3.3cm" svg:y1="5.836cm" svg:x2="3.573cm" svg:y2="17.112cm" draw:start-shape="id12" draw:start-glue-point="3" draw:end-shape="id14" draw:end-glue-point="3" svg:d="M3300 5836h-1200v11276h1473" svg:viewBox="0 0 1474 11277">
          <text:p/>
        </draw:connector>
        <draw:connector draw:style-name="gr3" draw:text-style-name="P3" draw:layer="layout" draw:type="line" svg:x1="14.6cm" svg:y1="7.962cm" svg:x2="14.564cm" svg:y2="11.687cm" draw:start-shape="id15" draw:start-glue-point="2" draw:end-shape="id16" draw:end-glue-point="0" svg:d="M14600 7962l-36 3725" svg:viewBox="0 0 37 3726">
          <text:p/>
        </draw:connector>
        <draw:connector draw:style-name="gr3" draw:text-style-name="P3" draw:layer="layout" draw:type="line" svg:x1="5.664cm" svg:y1="15.787cm" svg:x2="6.264cm" svg:y2="14.437cm" draw:start-shape="id14" draw:start-glue-point="0" draw:end-shape="id17" svg:d="M5664 15787l600-1350" svg:viewBox="0 0 601 1351">
          <text:p/>
        </draw:connector>
        <draw:connector draw:style-name="gr3" draw:text-style-name="P3" draw:layer="layout" draw:type="line" svg:x1="5.264cm" svg:y1="10.637cm" svg:x2="6.264cm" svg:y2="11.787cm" draw:start-shape="id13" draw:start-glue-point="2" draw:end-shape="id17" draw:end-glue-point="0" svg:d="M5264 10637l1000 1150" svg:viewBox="0 0 1001 1151">
          <text:p/>
        </draw:connector>
        <draw:connector draw:style-name="gr3" draw:text-style-name="P3" draw:layer="layout" draw:type="line" svg:x1="7.355cm" svg:y1="9.312cm" svg:x2="12.473cm" svg:y2="13.012cm" draw:start-shape="id13" draw:start-glue-point="1" draw:end-shape="id16" draw:end-glue-point="3" svg:d="M7355 9312l5118 3700" svg:viewBox="0 0 5119 3701">
          <text:p/>
        </draw:connector>
        <draw:connector draw:style-name="gr3" draw:text-style-name="P3" draw:layer="layout" draw:type="line" svg:x1="7.755cm" svg:y1="17.112cm" svg:x2="12.473cm" svg:y2="13.012cm" draw:start-shape="id14" draw:start-glue-point="1" draw:end-shape="id16" draw:end-glue-point="3" svg:d="M7755 17112l4718-4100" svg:viewBox="0 0 4719 4101">
          <text:p/>
        </draw:connector>
        <draw:connector draw:style-name="gr3" draw:text-style-name="P3" draw:layer="layout" draw:type="line" svg:x1="8.355cm" svg:y1="13.112cm" svg:x2="12.473cm" svg:y2="13.012cm" draw:start-shape="id17" draw:start-glue-point="1" draw:end-shape="id16" draw:end-glue-point="3" svg:d="M8355 13112l4118-100" svg:viewBox="0 0 4119 1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Simon Lambourn</meta:initial-creator>
    <meta:creation-date>2020-04-26T04:38:22.668781080</meta:creation-date>
    <dc:date>2020-04-30T07:36:28.243842280</dc:date>
    <dc:creator>Simon Lambourn</dc:creator>
    <meta:editing-duration>PT1H49M26S</meta:editing-duration>
    <meta:editing-cycles>7</meta:editing-cycles>
    <meta:generator>LibreOffice/6.3.5.2$Linux_X86_64 LibreOffice_project/30$Build-2</meta:generator>
    <meta:document-statistic meta:object-count="86"/>
  </office:meta>
</office:document-meta>
</file>